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84048" officeooo:paragraph-rsid="00184048"/>
    </style:style>
    <style:style style:name="P2" style:family="paragraph" style:parent-style-name="Standard">
      <style:text-properties officeooo:rsid="00184048" officeooo:paragraph-rsid="001b326b"/>
    </style:style>
    <style:style style:name="P3" style:family="paragraph" style:parent-style-name="Standard">
      <style:text-properties officeooo:rsid="0019e515" officeooo:paragraph-rsid="001f69b6"/>
    </style:style>
    <style:style style:name="P4" style:family="paragraph" style:parent-style-name="Standard">
      <style:text-properties officeooo:rsid="0019e515" officeooo:paragraph-rsid="0019e515"/>
    </style:style>
    <style:style style:name="P5" style:family="paragraph" style:parent-style-name="Standard">
      <style:text-properties officeooo:rsid="001a8951" officeooo:paragraph-rsid="001a8951"/>
    </style:style>
    <style:style style:name="P6" style:family="paragraph" style:parent-style-name="Standard">
      <style:text-properties officeooo:rsid="001b99d7" officeooo:paragraph-rsid="001b99d7"/>
    </style:style>
    <style:style style:name="P7" style:family="paragraph" style:parent-style-name="Standard">
      <style:text-properties officeooo:rsid="001b99d7" officeooo:paragraph-rsid="001e4c21"/>
    </style:style>
    <style:style style:name="P8" style:family="paragraph" style:parent-style-name="Standard">
      <style:text-properties officeooo:rsid="001beb21" officeooo:paragraph-rsid="001beb21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2ac2c1" officeooo:paragraph-rsid="002ac2c1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2ff5c0" officeooo:paragraph-rsid="002ff5c0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3cc671" officeooo:paragraph-rsid="003cc671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3dbc63" officeooo:paragraph-rsid="003dbc63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42000f" officeooo:paragraph-rsid="00447c74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42000f" officeooo:paragraph-rsid="0043c27c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447c74" officeooo:paragraph-rsid="00447c74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4c65ad" officeooo:paragraph-rsid="004c65ad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41e280" officeooo:paragraph-rsid="003dbc63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weight="bold" officeooo:rsid="005218db" officeooo:paragraph-rsid="005218db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b326b" style:font-size-asian="12pt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officeooo:paragraph-rsid="001b326b" style:font-size-asian="12pt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b326b" fo:background-color="#ffff00" style:font-size-asian="12pt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b326b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4c65ad" officeooo:paragraph-rsid="004c65ad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56a515" officeooo:paragraph-rsid="0056a515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1b326b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bde3f" officeooo:paragraph-rsid="002aa5ab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581d24" officeooo:paragraph-rsid="00581d24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5929fd" officeooo:paragraph-rsid="005929fd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5929fd" officeooo:paragraph-rsid="005e6165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5929fd" officeooo:paragraph-rsid="00645291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01f77" officeooo:paragraph-rsid="00601f77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1147b" officeooo:paragraph-rsid="0061147b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1244c" officeooo:paragraph-rsid="0061244c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1244c" officeooo:paragraph-rsid="0076a8c8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5f50e" officeooo:paragraph-rsid="0065f50e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5f50e" officeooo:paragraph-rsid="00678375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5f50e" officeooo:paragraph-rsid="006b9a5b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78375" officeooo:paragraph-rsid="00678375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78375" officeooo:paragraph-rsid="006b9a5b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a2cef" officeooo:paragraph-rsid="006a2cef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b9a5b" officeooo:paragraph-rsid="006b9a5b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f03d4" officeooo:paragraph-rsid="006f03d4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f03d4" officeooo:paragraph-rsid="007013d0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19e82" officeooo:paragraph-rsid="00719e8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19e82" officeooo:paragraph-rsid="0072b01e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2b01e" officeooo:paragraph-rsid="0072b01e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2b01e" officeooo:paragraph-rsid="0074395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2b01e" officeooo:paragraph-rsid="0074865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43952" officeooo:paragraph-rsid="0074395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43952" officeooo:paragraph-rsid="00748652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6a8c8" officeooo:paragraph-rsid="0076a8c8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9b948" officeooo:paragraph-rsid="0079b948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7b55c3" officeooo:paragraph-rsid="007b55c3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6d7517" officeooo:paragraph-rsid="006d7517" style:text-blinking="false" fo:background-color="#ff3333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581d24" officeooo:paragraph-rsid="00581d24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a89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c21" style:font-weight-asian="bold" style:font-weight-complex="bold"/>
    </style:style>
    <style:style style:name="T4" style:family="text">
      <style:text-properties fo:font-weight="bold" officeooo:rsid="003a692c" style:font-weight-asian="bold" style:font-weight-complex="bold"/>
    </style:style>
    <style:style style:name="T5" style:family="text">
      <style:text-properties officeooo:rsid="001beb21"/>
    </style:style>
    <style:style style:name="T6" style:family="text">
      <style:text-properties officeooo:rsid="001e4c21"/>
    </style:style>
    <style:style style:name="T7" style:family="text">
      <style:text-properties officeooo:rsid="0032663a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1beb21"/>
    </style:style>
    <style:style style:name="T10" style:family="text">
      <style:text-properties officeooo:rsid="003a692c"/>
    </style:style>
    <style:style style:name="T11" style:family="text">
      <style:text-properties officeooo:rsid="003c3ed5"/>
    </style:style>
    <style:style style:name="T12" style:family="text">
      <style:text-properties officeooo:rsid="004355ab"/>
    </style:style>
    <style:style style:name="T13" style:family="text">
      <style:text-properties officeooo:rsid="00447c74"/>
    </style:style>
    <style:style style:name="T14" style:family="text">
      <style:text-properties officeooo:rsid="0053793f"/>
    </style:style>
    <style:style style:name="T15" style:family="text">
      <style:text-properties officeooo:rsid="0056a515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#ffffff"/>
    </style:style>
    <style:style style:name="T19" style:family="text">
      <style:text-properties officeooo:rsid="005e6165"/>
    </style:style>
    <style:style style:name="T20" style:family="text">
      <style:text-properties officeooo:rsid="0061244c"/>
    </style:style>
    <style:style style:name="T21" style:family="text">
      <style:text-properties officeooo:rsid="00645291"/>
    </style:style>
    <style:style style:name="T22" style:family="text">
      <style:text-properties officeooo:rsid="0065f50e"/>
    </style:style>
    <style:style style:name="T23" style:family="text">
      <style:text-properties fo:background-color="#ff3333" loext:char-shading-value="0"/>
    </style:style>
    <style:style style:name="T24" style:family="text">
      <style:text-properties officeooo:rsid="0076a8c8" fo:background-color="#ff3333" loext:char-shading-value="0"/>
    </style:style>
    <style:style style:name="T25" style:family="text">
      <style:text-properties officeooo:rsid="00678375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6b9a5b"/>
    </style:style>
    <style:style style:name="T28" style:family="text">
      <style:text-properties style:text-position="super 58%" officeooo:rsid="00748652"/>
    </style:style>
    <style:style style:name="T29" style:family="text">
      <style:text-properties officeooo:rsid="006b9a5b"/>
    </style:style>
    <style:style style:name="T30" style:family="text">
      <style:text-properties officeooo:rsid="0072b01e"/>
    </style:style>
    <style:style style:name="T31" style:family="text">
      <style:text-properties officeooo:rsid="00743952"/>
    </style:style>
    <style:style style:name="T32" style:family="text">
      <style:text-properties officeooo:rsid="00748652"/>
    </style:style>
    <style:style style:name="T33" style:family="text">
      <style:text-properties officeooo:rsid="0076a8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er: <text:span text:style-name="T1">Natural Language Programming </text:span></text:p>
      <text:p text:style-name="P3"/>
      <text:p text:style-name="P5">Legal sentences should be clear and enumerated completely. </text:p>
      <text:p text:style-name="P4"/>
      <text:p text:style-name="P4"/>
      <text:p text:style-name="P18">Leave more fancy functions for further improvements!</text:p>
      <text:p text:style-name="P8"><text:span text:style-name="T2">Framework design</text:span>: more easy to add rules (legal sentences); framework is the most important thing!</text:p>
      <text:p text:style-name="P6"><text:span text:style-name="T5">Formulation control: l</text:span>ink sentences w/ mathematical modeling formulations explicitly;</text:p>
      <text:p text:style-name="P6"><text:span text:style-name="T2">Disambiguation</text:span>: <text:span text:style-name="T9">(precise control) </text:span><text:span text:style-name="T8">make all names of products explicitly → no default generation; </text:span></text:p>
      <text:p text:style-name="P6">Reaction direction control: every type has default setting, but enable user control; </text:p>
      <text:p text:style-name="P8">Coefficient specification: all symbols can have coefficient; </text:p>
      <text:p text:style-name="P6">Add sentences: <text:span text:style-name="T10">← </text:span><text:span text:style-name="T4">add new key words</text:span><text:span text:style-name="T10"> </text:span></text:p>
      <text:p text:style-name="P6"><text:tab/>A <text:span text:style-name="T2">convert</text:span>s into B; </text:p>
      <text:p text:style-name="P6"><text:tab/>A converts into B &amp; C? → just to make input easier </text:p>
      <text:p text:style-name="P6"><text:tab/><text:span text:style-name="T6">A </text:span><text:span text:style-name="T3">self-phosphorylate</text:span><text:span text:style-name="T6"> into A-P;</text:span></text:p>
      <text:p text:style-name="P7"><text:tab/><text:span text:style-name="T6">B-P self-dephosphorylate into B; </text:span></text:p>
      <text:p text:style-name="P2"><text:s/></text:p>
      <text:p text:style-name="P22"/>
      <text:p text:style-name="P20">Action (Tag additions)<text:tab/><text:tab/>Default tag</text:p>
      <text:p text:style-name="P19">phosphorylates<text:tab/><text:tab/><text:tab/>_p</text:p>
      <text:p text:style-name="P21">ubiquitinates<text:span text:style-name="T17"><text:tab/><text:tab/><text:tab/><text:tab/></text:span>_ub</text:p>
      <text:p text:style-name="P19">activates<text:tab/><text:tab/><text:tab/><text:tab/>_act</text:p>
      <text:p text:style-name="P19">farsenylates<text:tab/><text:tab/><text:tab/><text:tab/>_fars</text:p>
      <text:p text:style-name="P19">pegylates<text:tab/><text:tab/><text:tab/><text:tab/>_PEG</text:p>
      <text:p text:style-name="P19">acetylates<text:tab/><text:tab/><text:tab/><text:tab/>_acetyl</text:p>
      <text:p text:style-name="P19">methylates<text:tab/><text:tab/><text:tab/><text:tab/>_methyl</text:p>
      <text:p text:style-name="P19">glycosylates<text:tab/><text:tab/><text:tab/><text:tab/>_glyc</text:p>
      <text:p text:style-name="P19"/>
      <text:p text:style-name="P20">Location<text:tab/>tag</text:p>
      <text:p text:style-name="P19">ER<text:tab/><text:tab/>_er</text:p>
      <text:p text:style-name="P19">Golgi<text:tab/><text:tab/>_g</text:p>
      <text:p text:style-name="P19">Extracellular<text:tab/>_exc</text:p>
      <text:p text:style-name="P19">Lysosome<text:tab/>_lys</text:p>
      <text:p text:style-name="P19">Peroxisome<text:tab/>_per</text:p>
      <text:p text:style-name="P19">Chloroplast<text:tab/>_chl</text:p>
      <text:p text:style-name="P25"/>
      <text:p text:style-name="P26"/>
      <text:p text:style-name="P9">Kinetic equations specification:</text:p>
      <text:p text:style-name="P9">Using saturation kinetics to model bind/unbind reactions</text:p>
      <text:p text:style-name="P9">using mass reaction kinetic to model catalyze reactions</text:p>
      <text:p text:style-name="P9"/>
      <text:p text:style-name="P10">BUT, the problem is: </text:p>
      <text:p text:style-name="P10">how to enable “add<text:span text:style-name="T7">ing</text:span> sentences without changing the code”? → metaprogramming? →<text:span text:style-name="T11"> impossible (need to add functions to support new verbs, that means need to coding?) </text:span></text:p>
      <text:p text:style-name="P10"/>
      <text:p text:style-name="P10"/>
      <text:p text:style-name="P11">Meaning of BioSym for different sentence types: </text:p>
      <text:p text:style-name="P17"/>
      <text:p text:style-name="P12"><text:soft-page-break/></text:p>
      <text:p text:style-name="P12"/>
      <text:p text:style-name="P13"><text:span text:style-name="T13">General s</text:span>trategy on handling abstract type “BioSym”: </text:p>
      <text:p text:style-name="P13">→<text:span text:style-name="T13"> general “BioSym” recognizer, decoding all “BioSyms” in the same way, storing results in </text:span>a general hierarchical <text:span text:style-name="T12">data structure (Array of Array(s) of Array(s), or List of List(s) of List(s)).</text:span></text:p>
      <text:p text:style-name="P13"/>
      <text:p text:style-name="P15">General data structure for every biological symbol: </text:p>
      <text:p text:style-name="P15">Name + Type + Coefficient + ...</text:p>
      <text:p text:style-name="P14"><text:span text:style-name="T12"><text:s text:c="2"/></text:span><text:s/></text:p>
      <text:p text:style-name="P14"/>
      <text:p text:style-name="P16"><text:span text:style-name="T2">Syntactic errors</text:span>: (as syntac<text:span text:style-name="T14">s</text:span> in NLP, wrong string)</text:p>
      <text:p text:style-name="P16">e.g. “promots”, “p_A” (assume ‘P_’ is the correct prefix); </text:p>
      <text:p text:style-name="P16"/>
      <text:p text:style-name="P16"><text:span text:style-name="T2">Semantic errors</text:span>:</text:p>
      <text:p text:style-name="P24">1) e.g. mR_F is of unknown type if ‘mR_’ is not defined.</text:p>
      <text:p text:style-name="P16"><text:span text:style-name="T15">2) </text:span>e.g. mRNA_F activates g_H → mRNA can not activate the expression of genes → be careful! Biology is error-prone, never be too sure.</text:p>
      <text:p text:style-name="P16"/>
      <text:p text:style-name="P28"><text:span text:style-name="T2">Data Structure</text:span>: </text:p>
      <text:p text:style-name="P29"><text:span text:style-name="T19">&gt;&gt;&gt; DS11 → </text:span>Array of String: only logic and;</text:p>
      <text:p text:style-name="P28"><text:s text:c="8"/><text:span text:style-name="T20">DS10 → </text:span>length equals to 1 in simple cases; <text:s text:c="2"/></text:p>
      <text:p text:style-name="P28"><text:span text:style-name="T19">&gt;&gt;&gt; DS22 → </text:span>Array of <text:span text:style-name="T19">A</text:span>rrays of String: logic or and ‘and’; </text:p>
      <text:p text:style-name="P30"><text:s text:c="8"/><text:span text:style-name="T21">DS21 → some elements only have one element;</text:span></text:p>
      <text:p text:style-name="P28"><text:s text:c="8"/><text:span text:style-name="T20">DS20 → </text:span>length of each element equals to 1 in simple cases (only logic or) </text:p>
      <text:p text:style-name="P28"><text:tab/></text:p>
      <text:p text:style-name="P55">Sentence Specification </text:p>
      <text:p text:style-name="P33">is: </text:p>
      <text:p text:style-name="P31">Verb, DS1, DS1 → one-by-one mapping </text:p>
      <text:p text:style-name="P31"/>
      <text:p text:style-name="P31">react: </text:p>
      <text:p text:style-name="P32">Verb, DS1, <text:span text:style-name="T23">[]</text:span> → each species goes into nothing independently <text:s/></text:p>
      <text:p text:style-name="P32">Verb, <text:span text:style-name="T23">[]</text:span>, DS1 → each species comes from nothing independently </text:p>
      <text:p text:style-name="P33"><text:span text:style-name="T22">Q1: </text:span>can’t be GENE, MRNA?, only can be PROTEIN, METABOLITE? </text:p>
      <text:p text:style-name="P35">Q2: [] is never returned, how to know reactants or products? </text:p>
      <text:p text:style-name="P40"><text:span text:style-name="T8">[] react into A, (B, C)</text:span>;</text:p>
      <text:p text:style-name="P40"/>
      <text:p text:style-name="P40"/>
      <text:p text:style-name="P33">uptake: </text:p>
      <text:p text:style-name="P42">Verb, DS10 → one reaction </text:p>
      <text:p text:style-name="P42">Verb, DS11 → many a reactions??? </text:p>
      <text:p text:style-name="P42">Verb, DS10, DS1 → a reaction w/ one/mul-catalysts </text:p>
      <text:p text:style-name="P42">Verb, DS11, DS1 → many reactions w/ one/mul-catalysts <text:s/>???</text:p>
      <text:p text:style-name="P42">the cell uptake p_D through F &amp; G</text:p>
      <text:p text:style-name="P54"><text:span text:style-name="T16">the cell uptakes (m_A &amp; m_B) </text:span>(TOFIX)</text:p>
      <text:p text:style-name="P44">Q1: only uptakes METABOLITE?</text:p>
      <text:p text:style-name="P33"/>
      <text:p text:style-name="P33">secrete: </text:p>
      <text:p text:style-name="P43">Verb, DS10 → one reaction </text:p>
      <text:p text:style-name="P43">Verb, DS11 → many a reactions??? </text:p>
      <text:p text:style-name="P43">Verb, DS10, DS1 → a reaction w/ one/mul-catalysts </text:p>
      <text:p text:style-name="P43">Verb, DS11, DS1 → many reactions w/ one/mul-catalysts <text:s/>???</text:p>
      <text:p text:style-name="P44">Q1: only secretes METABOLITE?</text:p>
      <text:p text:style-name="P33"><text:soft-page-break/></text:p>
      <text:p text:style-name="P33"/>
      <text:p text:style-name="P33">bind: </text:p>
      <text:p text:style-name="P44">Verb, DS1 → one reaction </text:p>
      <text:p text:style-name="P44">Verb, DS1, DS10 →<text:span text:style-name="T30"> one reaction w/ product </text:span></text:p>
      <text:p text:style-name="P46">Q1: only METABOLITE, PROTEIN can bind? </text:p>
      <text:p text:style-name="P33"/>
      <text:p text:style-name="P33">unbind: </text:p>
      <text:p text:style-name="P45">Verb, DS1<text:span text:style-name="T30">0</text:span> → one reaction </text:p>
      <text:p text:style-name="P46">Verb, DS10, DS1 → one reaction w/ product <text:span text:style-name="T23">TOCHECK</text:span></text:p>
      <text:p text:style-name="P45">Verb, DS1 →<text:span text:style-name="T30"> many a reaction </text:span></text:p>
      <text:p text:style-name="P46">Q1: only METABOLITE, PROTEIN can unbind? PROTEIN binds METABOLITE → PROTEIN? <text:s/></text:p>
      <text:p text:style-name="P33"/>
      <text:p text:style-name="P33">phosphorylate: </text:p>
      <text:p text:style-name="P46">Verb, DS1, DS10 → a one/mul-2-one reaction </text:p>
      <text:p text:style-name="P46">Verb, DS2, DS10 → many a one/mul-2-one reactions </text:p>
      <text:p text:style-name="P49">Verb, DS1, DS10, DS10 → <text:span text:style-name="T30">a one/mul-2-one reaction </text:span>with a site </text:p>
      <text:p text:style-name="P47">Verb, DS2, DS10, <text:span text:style-name="T31">DS10</text:span> → many a one/mul-2-one reactions <text:span text:style-name="T31">with a site </text:span></text:p>
      <text:p text:style-name="P46">Verb, DS1, DS11 → ?what ?????</text:p>
      <text:p text:style-name="P49">Q1: <text:span text:style-name="T32">1</text:span><text:span text:style-name="T28">st</text:span><text:span text:style-name="T32"> can only be PROTEIN, METABOLITE; 2</text:span><text:span text:style-name="T28">nd</text:span><text:span text:style-name="T32"> can only be PROTEIN? </text:span></text:p>
      <text:p text:style-name="P49">Q2: <text:span text:style-name="T23">[] is a special symbol</text:span></text:p>
      <text:p text:style-name="P33"/>
      <text:p text:style-name="P33">dephosphorylate: </text:p>
      <text:p text:style-name="P48">Verb, DS1, DS10 → a one/mul-2-one reaction </text:p>
      <text:p text:style-name="P48">Verb, DS2, DS10 → many a one/mul-2-one reactions </text:p>
      <text:p text:style-name="P50">Verb, DS1, DS10, DS10 → <text:span text:style-name="T30">a one/mul-2-one reaction </text:span>with a site </text:p>
      <text:p text:style-name="P48">Verb, DS2, DS10, <text:span text:style-name="T31">DS10</text:span> → many a one/mul-2-one reactions <text:span text:style-name="T31">with a site </text:span></text:p>
      <text:p text:style-name="P48">Verb, DS1, DS11 → ?what ?????</text:p>
      <text:p text:style-name="P50">Q1: <text:span text:style-name="T32">1</text:span><text:span text:style-name="T28">st</text:span><text:span text:style-name="T32"> can only be PROTEIN, METABOLITE; 2</text:span><text:span text:style-name="T28">nd</text:span><text:span text:style-name="T32"> can only be PROTEIN? </text:span></text:p>
      <text:p text:style-name="P50"/>
      <text:p text:style-name="P33">induce: </text:p>
      <text:p text:style-name="P35">Verb, DS1, DS1<text:span text:style-name="T25">0</text:span> → a one/<text:span text:style-name="T25">mul</text:span>-2-one reaction</text:p>
      <text:p text:style-name="P35">Verb, DS2, DS1<text:span text:style-name="T25">0</text:span> → many a one/mul-2-one reactions </text:p>
      <text:p text:style-name="P36">Verb, DS1, DS1<text:span text:style-name="T25">1</text:span> → a one/<text:span text:style-name="T25">mul</text:span>-2-<text:span text:style-name="T25">ONE</text:span> reaction <text:span text:style-name="T25">for each ONE in DS11</text:span></text:p>
      <text:p text:style-name="P36">Verb, DS2, DS1<text:span text:style-name="T25">1</text:span> → many a one/mul-2-<text:span text:style-name="T25">ONE</text:span> reactions <text:span text:style-name="T25">for each ONE in DS11 </text:span></text:p>
      <text:p text:style-name="P38">Q1: 1<text:span text:style-name="T26">st</text:span> symbol can’t be GENE? MRNA? <text:span text:style-name="T29">2</text:span><text:span text:style-name="T27">nd</text:span><text:span text:style-name="T29"> can’t be METABOLITE, MRNA?</text:span></text:p>
      <text:p text:style-name="P41"><text:span text:style-name="T18">A, B or C </text:span><text:span text:style-name="T23">(TOFIX)</text:span> upregulate the expression of D &amp; E;</text:p>
      <text:p text:style-name="P35"/>
      <text:p text:style-name="P33">repress: </text:p>
      <text:p text:style-name="P37">Verb, DS1, DS1<text:span text:style-name="T25">0</text:span> → a one/<text:span text:style-name="T25">mul</text:span>-2-one reaction</text:p>
      <text:p text:style-name="P37">Verb, DS2, DS1<text:span text:style-name="T25">0</text:span> → many a one/mul-2-one reactions </text:p>
      <text:p text:style-name="P37">Verb, DS1, DS1<text:span text:style-name="T25">1</text:span> → a one/<text:span text:style-name="T25">mul</text:span>-2-<text:span text:style-name="T25">ONE</text:span> reaction <text:span text:style-name="T25">for each ONE in DS11</text:span></text:p>
      <text:p text:style-name="P37">Verb, DS2, DS1<text:span text:style-name="T25">1</text:span> → many a one/mul-2-<text:span text:style-name="T25">ONE</text:span> reactions <text:span text:style-name="T25">for each ONE in DS11 </text:span></text:p>
      <text:p text:style-name="P39">Q1: 1<text:span text:style-name="T26">st</text:span> symbol can’t be GENE? MRNA? <text:span text:style-name="T29">2</text:span><text:span text:style-name="T27">nd</text:span><text:span text:style-name="T29"> can’t be METABOLITE, MRNA?</text:span></text:p>
      <text:p text:style-name="P41">(A &amp; B) or B or C repress the expression of D &amp; E;</text:p>
      <text:p text:style-name="P33"/>
      <text:p text:style-name="P33">catalyze: </text:p>
      <text:p text:style-name="P51">Verb, DS1, DS1, DS1 → one reaction with a/a group of catalyst(s) </text:p>
      <text:p text:style-name="P51">Verb, DS2, DS1, DS1 → same reaction with different kinds (groups) of catalyst(s) </text:p>
      <text:p text:style-name="P34"><text:s/><text:span text:style-name="T33">A, B &amp; C catalyze the </text:span><text:span text:style-name="T24">reversible</text:span><text:span text:style-name="T33"> conversion of D, E and F into 2*G, H, 1.5*I</text:span></text:p>
      <text:p text:style-name="P34"/>
      <text:p text:style-name="P52"><text:soft-page-break/>Tuple: Verb, DS, KW</text:p>
      <text:p text:style-name="P52">Verb: sentence types; </text:p>
      <text:p text:style-name="P52">DS: bio-symbols;</text:p>
      <text:p text:style-name="P52">KW: reversible, and modeling equation selection.</text:p>
      <text:p text:style-name="P53">(to have a fixed position for each argument while maintaining the flexibility is to adopt nested data structure → complexity gives more flexibility)</text:p>
      <text:p text:style-name="P52"/>
      <text:p text:style-name="P32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1:39:34.398434027</meta:creation-date>
    <dc:date>2017-11-02T16:25:32.592745759</dc:date>
    <meta:editing-duration>PT12H46M7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4" meta:paragraph-count="123" meta:word-count="880" meta:character-count="5347" meta:non-whitespace-character-count="4456"/>
  </office:meta>
</office:document-meta>
</file>